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b3b3b3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d320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b3b3b3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ffd32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b3b3b3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ackground-color="#ffd32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b3b3b3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fo:background-color="#b3b3b3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ffd320"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6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6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b3b3b3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8"/>
        <table:table-column table:style-name="co3" table:default-cell-style-name="ce7"/>
        <table:table-column table:style-name="co4" table:default-cell-style-name="ce7"/>
        <table:table-column table:style-name="co5" table:default-cell-style-name="ce42"/>
        <table:table-column table:style-name="co6" table:default-cell-style-name="ce7"/>
        <table:table-column table:style-name="co7" table:default-cell-style-name="ce7"/>
        <table:table-column table:style-name="co8" table:default-cell-style-name="ce49"/>
        <table:table-column table:style-name="co9" table:default-cell-style-name="ce49"/>
        <table:table-column table:style-name="co10" table:number-columns-repeated="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8"/>
        <table:table-column table:style-name="co15" table:number-columns-repeated="1009" table:default-cell-style-name="ce18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7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4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7" office:value-type="string">
            <text:p><text:a xlink:href="http://search.digikey.com/us/en/products/TAP106K035CCS/478-4171-ND/1212726">478-4171-ND</text:a></text:p>
          </table:table-cell>
          <table:table-cell table:style-name="ce66" office:value-type="currency" office:currency="USD" office:value="1.39">
            <text:p>$1.39</text:p>
          </table:table-cell>
          <table:table-cell table:style-name="ce67" table:formula="of:=([.G3]*[.L3])" office:value-type="currency" office:currency="USD" office:value="11.12">
            <text:p>$11.12</text:p>
          </table:table-cell>
          <table:table-cell table:style-name="ce67" table:formula="of:=([.A3]*[.L3])" office:value-type="currency" office:currency="USD" office:value="5.56">
            <text:p>$5.5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7" office:value-type="string">
            <text:p>CERAMIC 0.22UF 50V 10% RADIAL,X7R</text:p>
          </table:table-cell>
          <table:table-cell table:style-name="ce34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7" office:value-type="string">
            <text:p><text:a xlink:href="http://search.digikey.com/us/en/products/C322C224K5R5TA/399-4353-ND/818129">399-4353-ND</text:a></text:p>
          </table:table-cell>
          <table:table-cell table:style-name="ce67" office:value-type="currency" office:currency="USD" office:value="0.65">
            <text:p>$0.65</text:p>
          </table:table-cell>
          <table:table-cell table:style-name="ce67" table:formula="of:=([.G4]*[.L4])" office:value-type="currency" office:currency="USD" office:value="7.15">
            <text:p>$7.15</text:p>
          </table:table-cell>
          <table:table-cell table:style-name="ce67" table:formula="of:=([.A4]*[.L4])" office:value-type="currency" office:currency="USD" office:value="7.15">
            <text:p>$7.15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4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7" office:value-type="currency" office:currency="USD" office:value="0.31">
            <text:p>$0.31</text:p>
          </table:table-cell>
          <table:table-cell table:style-name="ce67" table:formula="of:=([.G5]*[.L5])" office:value-type="currency" office:currency="USD" office:value="4.65">
            <text:p>$4.65</text:p>
          </table:table-cell>
          <table:table-cell table:style-name="ce67" table:formula="of:=([.A5]*[.L5])" office:value-type="currency" office:currency="USD" office:value="4.65">
            <text:p>$4.65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4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7" office:value-type="string">
            <text:p><text:a xlink:href="http://search.digikey.com/us/en/products/FK20C0G1H683J/445-4755-ND/2050104">445-4755-ND</text:a></text:p>
          </table:table-cell>
          <table:table-cell table:style-name="ce67" office:value-type="currency" office:currency="USD" office:value="1.52">
            <text:p>$1.52</text:p>
          </table:table-cell>
          <table:table-cell table:style-name="ce67" table:formula="of:=([.G6]*[.L6])" office:value-type="currency" office:currency="USD" office:value="0">
            <text:p>$0.00</text:p>
          </table:table-cell>
          <table:table-cell table:style-name="ce67" table:formula="of:=([.A6]*[.L6])" office:value-type="currency" office:currency="USD" office:value="1.52">
            <text:p>$1.5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4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G7]*[.L7])" office:value-type="currency" office:currency="USD" office:value="0">
            <text:p>$0.00</text:p>
          </table:table-cell>
          <table:table-cell table:style-name="ce67" table:formula="of:=([.A7]*[.L7])" office:value-type="currency" office:currency="USD" office:value="0.46">
            <text:p>$0.4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12pF</text:p>
          </table:table-cell>
          <table:table-cell table:style-name="ce28" office:value-type="string">
            <text:p>CERAMIC 12PF 50V 5% RADIAL</text:p>
          </table:table-cell>
          <table:table-cell table:style-name="ce35" office:value-type="string">
            <text:p>C0G,NP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120J2K1Z03B</text:p>
          </table:table-cell>
          <table:table-cell table:style-name="ce52" office:value-type="string">
            <text:p><text:a xlink:href="http://search.digikey.com/us/en/products/RPE5C1H120J2K1Z03B/490-3685-ND/946321">490-3685-ND</text:a></text:p>
          </table:table-cell>
          <table:table-cell table:style-name="ce68" office:value-type="currency" office:currency="USD" office:value="0.39">
            <text:p>$0.39</text:p>
          </table:table-cell>
          <table:table-cell table:style-name="ce68" table:formula="of:=([.G8]*[.L8])" office:value-type="currency" office:currency="USD" office:value="0.78">
            <text:p>$0.78</text:p>
          </table:table-cell>
          <table:table-cell table:style-name="ce68" table:formula="of:=([.A8]*[.L8])" office:value-type="currency" office:currency="USD" office:value="0.78">
            <text:p>$0.78</text:p>
          </table:table-cell>
          <table:table-cell table:style-name="ce76" office:value-type="string" table:number-columns-spanned="1" table:number-rows-spanned="3">
            <text:p>This is so we can fine tune which capacitor will work with the chosen crystal</text:p>
          </table:table-cell>
          <table:table-cell table:style-name="ce80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18pF</text:p>
          </table:table-cell>
          <table:table-cell table:style-name="ce28" office:value-type="string">
            <text:p>CERAMIC 18PF 50V 5% RADIAL</text:p>
          </table:table-cell>
          <table:table-cell table:style-name="ce35" office:value-type="string">
            <text:p>C0G,NP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TDK Corporation</text:p>
          </table:table-cell>
          <table:table-cell table:style-name="ce52" office:value-type="string">
            <text:p>FK18C0G1H180J</text:p>
          </table:table-cell>
          <table:table-cell table:style-name="ce57" office:value-type="string">
            <text:p><text:a xlink:href="http://search.digikey.com/us/en/products/FK18C0G1H180J/445-4762-ND/2050111">445-4762-ND</text:a></text:p>
          </table:table-cell>
          <table:table-cell table:style-name="ce68" office:value-type="currency" office:currency="USD" office:value="0.29">
            <text:p>$0.29</text:p>
          </table:table-cell>
          <table:table-cell table:style-name="ce68" table:formula="of:=([.G9]*[.L9])" office:value-type="currency" office:currency="USD" office:value="0.58">
            <text:p>$0.58</text:p>
          </table:table-cell>
          <table:table-cell table:style-name="ce68" table:formula="of:=([.A9]*[.L9])" office:value-type="currency" office:currency="USD" office:value="0.58">
            <text:p>$0.58</text:p>
          </table:table-cell>
          <table:covered-table-cell table:style-name="ce9"/>
          <table:table-cell table:style-name="ce80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50V 5% RADIAL</text:p>
          </table:table-cell>
          <table:table-cell table:style-name="ce35" office:value-type="string">
            <text:p>C0G,NP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2" office:value-type="string">
            <text:p><text:a xlink:href="http://search.digikey.com/us/en/products/RPE5C1H200J2P1Z03B/490-3703-ND/946339">490-37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G10]*[.L10])" office:value-type="currency" office:currency="USD" office:value="1">
            <text:p>$1.00</text:p>
          </table:table-cell>
          <table:table-cell table:style-name="ce68" table:formula="of:=([.A10]*[.L10])" office:value-type="currency" office:currency="USD" office:value="1">
            <text:p>$1.00</text:p>
          </table:table-cell>
          <table:covered-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4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7" office:value-type="currency" office:currency="USD" office:value="1.46">
            <text:p>$1.46</text:p>
          </table:table-cell>
          <table:table-cell table:style-name="ce67" table:formula="of:=([.G11]*[.L11])" office:value-type="currency" office:currency="USD" office:value="2.92">
            <text:p>$2.92</text:p>
          </table:table-cell>
          <table:table-cell table:style-name="ce67" table:formula="of:=([.A11]*[.L11])" office:value-type="currency" office:currency="USD" office:value="2.92">
            <text:p>$2.9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7" office:value-type="string">
            <text:p>CERAMIC 0.33UF 50V 10% RADIAL</text:p>
          </table:table-cell>
          <table:table-cell table:style-name="ce34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334K5R5TA</text:p>
          </table:table-cell>
          <table:table-cell table:style-name="ce56" office:value-type="string">
            <text:p><text:a xlink:href="http://search.digikey.com/us/en/products/C330C334K5R5TA/399-4408-ND/818184">399-4408-ND</text:a></text:p>
          </table:table-cell>
          <table:table-cell table:style-name="ce67" office:value-type="currency" office:currency="USD" office:value="0.83">
            <text:p>$0.83</text:p>
          </table:table-cell>
          <table:table-cell table:style-name="ce67" table:formula="of:=([.G12]*[.L12])" office:value-type="currency" office:currency="USD" office:value="1.66">
            <text:p>$1.66</text:p>
          </table:table-cell>
          <table:table-cell table:style-name="ce67" table:formula="of:=([.A12]*[.L12])" office:value-type="currency" office:currency="USD" office:value="0.83">
            <text:p>$0.83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7" office:value-type="string">
            <text:p>CERAMIC 10000PF 50V 10% RADIAL</text:p>
          </table:table-cell>
          <table:table-cell table:style-name="ce34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G13]*[.L13])" office:value-type="currency" office:currency="USD" office:value="0">
            <text:p>$0.00</text:p>
          </table:table-cell>
          <table:table-cell table:style-name="ce67" table:formula="of:=([.A13]*[.L13])" office:value-type="currency" office:currency="USD" office:value="0.64">
            <text:p>$0.6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4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7" office:value-type="string">
            <text:p><text:a xlink:href="http://search.digikey.com/us/en/products/C317C102K1R5TA/399-4202-ND/817978">399-4202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G14]*[.L14])" office:value-type="currency" office:currency="USD" office:value="0.64">
            <text:p>$0.64</text:p>
          </table:table-cell>
          <table:table-cell table:style-name="ce67" table:formula="of:=([.A14]*[.L14])" office:value-type="currency" office:currency="USD" office:value="0.64">
            <text:p>$0.6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4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G15]*[.L15])" office:value-type="currency" office:currency="USD" office:value="4.48">
            <text:p>$4.48</text:p>
          </table:table-cell>
          <table:table-cell table:style-name="ce67" table:formula="of:=([.A15]*[.L15])" office:value-type="currency" office:currency="USD" office:value="4.48">
            <text:p>$4.48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4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67" office:value-type="currency" office:currency="USD" office:value="0.5">
            <text:p>$0.50</text:p>
          </table:table-cell>
          <table:table-cell table:style-name="ce67" table:formula="of:=([.G16]*[.L16])" office:value-type="currency" office:currency="USD" office:value="1">
            <text:p>$1.00</text:p>
          </table:table-cell>
          <table:table-cell table:style-name="ce67" table:formula="of:=([.A16]*[.L16])" office:value-type="currency" office:currency="USD" office:value="0.5">
            <text:p>$0.5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67" office:value-type="currency" office:currency="USD" office:value="0.11">
            <text:p>$0.11</text:p>
          </table:table-cell>
          <table:table-cell table:style-name="ce67" table:formula="of:=([.G19]*[.L19])" office:value-type="currency" office:currency="USD" office:value="0.55">
            <text:p>$0.55</text:p>
          </table:table-cell>
          <table:table-cell table:style-name="ce67" table:formula="of:=([.A19]*[.L19])" office:value-type="currency" office:currency="USD" office:value="0.11">
            <text:p>$0.11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4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G20]*[.L20])" office:value-type="currency" office:currency="USD" office:value="2.3">
            <text:p>$2.30</text:p>
          </table:table-cell>
          <table:table-cell table:style-name="ce67" table:formula="of:=([.A20]*[.L20])" office:value-type="currency" office:currency="USD" office:value="0.92">
            <text:p>$0.9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4"/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7" office:value-type="currency" office:currency="USD" office:value="0.1">
            <text:p>$0.10</text:p>
          </table:table-cell>
          <table:table-cell table:style-name="ce67" table:formula="of:=([.G21]*[.L21])" office:value-type="currency" office:currency="USD" office:value="0.8">
            <text:p>$0.80</text:p>
          </table:table-cell>
          <table:table-cell table:style-name="ce67" table:formula="of:=([.A21]*[.L21])" office:value-type="currency" office:currency="USD" office:value="0.4">
            <text:p>$0.4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9" office:value-type="string">
            <text:p>D6,7,8,9,10,11,12,13,14,15,16,17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4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43" office:value-type="float" office:value="12">
            <text:p>12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67" office:value-type="currency" office:currency="USD" office:value="0.42">
            <text:p>$0.42</text:p>
          </table:table-cell>
          <table:table-cell table:style-name="ce67" table:formula="of:=([.G22]*[.L22])" office:value-type="currency" office:currency="USD" office:value="7.14">
            <text:p>$7.14</text:p>
          </table:table-cell>
          <table:table-cell table:style-name="ce67" table:formula="of:=([.A22]*[.L22])" office:value-type="currency" office:currency="USD" office:value="5.04">
            <text:p>$5.0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7" office:value-type="currency" office:currency="USD" office:value="0.11">
            <text:p>$0.11</text:p>
          </table:table-cell>
          <table:table-cell table:style-name="ce67" table:formula="of:=([.G23]*[.L23])" office:value-type="currency" office:currency="USD" office:value="1.76">
            <text:p>$1.76</text:p>
          </table:table-cell>
          <table:table-cell table:style-name="ce67" table:formula="of:=([.A23]*[.L23])" office:value-type="currency" office:currency="USD" office:value="1.21">
            <text:p>$1.21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4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7">
            <text:p>7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24]*[.L24])" office:value-type="currency" office:currency="USD" office:value="0">
            <text:p>$0.00</text:p>
          </table:table-cell>
          <table:table-cell table:style-name="ce67" table:formula="of:=([.A24]*[.L24])" office:value-type="currency" office:currency="USD" office:value="0.98">
            <text:p>$0.98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20"/>
          <table:table-cell table:style-name="ce4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4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G27]*[.L27])" office:value-type="currency" office:currency="USD" office:value="0">
            <text:p>$0.00</text:p>
          </table:table-cell>
          <table:table-cell table:style-name="ce67" table:formula="of:=([.A27]*[.L27])" office:value-type="currency" office:currency="USD" office:value="1.79">
            <text:p>$1.7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4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9" office:value-type="string">
            <text:p><text:a xlink:href="http://search.digikey.com/us/en/products/54819-0519/WM17115-ND/773802">WM17115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G28]*[.L28])" office:value-type="currency" office:currency="USD" office:value="0">
            <text:p>$0.00</text:p>
          </table:table-cell>
          <table:table-cell table:style-name="ce67" table:formula="of:=([.A28]*[.L28])" office:value-type="currency" office:currency="USD" office:value="1.79">
            <text:p>$1.7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4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7" office:value-type="currency" office:currency="USD" office:value="14">
            <text:p>$14.00</text:p>
          </table:table-cell>
          <table:table-cell table:style-name="ce67" table:formula="of:=([.G29]*[.L29])" office:value-type="currency" office:currency="USD" office:value="0">
            <text:p>$0.00</text:p>
          </table:table-cell>
          <table:table-cell table:style-name="ce67" table:formula="of:=([.A29]*[.L29])" office:value-type="currency" office:currency="USD" office:value="14">
            <text:p>$14.0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4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24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7" office:value-type="currency" office:currency="USD" office:value="11.46">
            <text:p>$11.46</text:p>
          </table:table-cell>
          <table:table-cell table:style-name="ce67" table:formula="of:=([.G30]*[.L30])" office:value-type="currency" office:currency="USD" office:value="0">
            <text:p>$0.00</text:p>
          </table:table-cell>
          <table:table-cell table:style-name="ce67" table:formula="of:=([.A30]*[.L30])" office:value-type="currency" office:currency="USD" office:value="11.46">
            <text:p>$11.4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4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7" office:value-type="currency" office:currency="USD" office:value="0.68">
            <text:p>$0.68</text:p>
          </table:table-cell>
          <table:table-cell table:style-name="ce67" table:formula="of:=([.G31]*[.L31])" office:value-type="currency" office:currency="USD" office:value="0">
            <text:p>$0.00</text:p>
          </table:table-cell>
          <table:table-cell table:style-name="ce67" table:formula="of:=([.A31]*[.L31])" office:value-type="currency" office:currency="USD" office:value="27.2">
            <text:p>$27.2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4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7" office:value-type="currency" office:currency="USD" office:value="0.22">
            <text:p>$0.22</text:p>
          </table:table-cell>
          <table:table-cell table:style-name="ce67" table:formula="of:=([.G32]*[.L32])" office:value-type="currency" office:currency="USD" office:value="0">
            <text:p>$0.00</text:p>
          </table:table-cell>
          <table:table-cell table:style-name="ce67" table:formula="of:=([.A32]*[.L32])" office:value-type="currency" office:currency="USD" office:value="2.2">
            <text:p>$2.2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1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8"/>
          <table:table-cell table:style-name="ce67" table:number-columns-repeated="3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4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7" office:value-type="currency" office:currency="USD" office:value="0.72">
            <text:p>$0.72</text:p>
          </table:table-cell>
          <table:table-cell table:style-name="ce67" table:formula="of:=([.G34]*[.L34])" office:value-type="currency" office:currency="USD" office:value="1.44">
            <text:p>$1.44</text:p>
          </table:table-cell>
          <table:table-cell table:style-name="ce67" table:formula="of:=([.A34]*[.L34])" office:value-type="currency" office:currency="USD" office:value="0.72">
            <text:p>$0.7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 table:number-columns-repeated="3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4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67" office:value-type="currency" office:currency="USD" office:value="3.11">
            <text:p>$3.11</text:p>
          </table:table-cell>
          <table:table-cell table:style-name="ce67" table:formula="of:=([.G37]*[.L37])" office:value-type="currency" office:currency="USD" office:value="0">
            <text:p>$0.00</text:p>
          </table:table-cell>
          <table:table-cell table:style-name="ce67" table:formula="of:=([.A37]*[.L37])" office:value-type="currency" office:currency="USD" office:value="3.11">
            <text:p>$3.11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4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67" office:value-type="currency" office:currency="USD" office:value="2.13">
            <text:p>$2.13</text:p>
          </table:table-cell>
          <table:table-cell table:style-name="ce67" table:formula="of:=([.G38]*[.L38])" office:value-type="currency" office:currency="USD" office:value="0">
            <text:p>$0.00</text:p>
          </table:table-cell>
          <table:table-cell table:style-name="ce67" table:formula="of:=([.A38]*[.L38])" office:value-type="currency" office:currency="USD" office:value="2.13">
            <text:p>$2.13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6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67" office:value-type="currency" office:currency="USD" office:value="1.71">
            <text:p>$1.71</text:p>
          </table:table-cell>
          <table:table-cell table:style-name="ce67" table:formula="of:=([.G41]*[.L41])" office:value-type="currency" office:currency="USD" office:value="0">
            <text:p>$0.00</text:p>
          </table:table-cell>
          <table:table-cell table:style-name="ce67" table:formula="of:=([.A41]*[.L41])" office:value-type="currency" office:currency="USD" office:value="13.68">
            <text:p>$13.68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6A VNN7NV0413TR 60mOhm</text:p>
          </table:table-cell>
          <table:table-cell table:style-name="ce36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67" office:value-type="currency" office:currency="USD" office:value="1.84">
            <text:p>$1.84</text:p>
          </table:table-cell>
          <table:table-cell table:style-name="ce67" table:formula="of:=([.G42]*[.L42])" office:value-type="currency" office:currency="USD" office:value="0">
            <text:p>$0.00</text:p>
          </table:table-cell>
          <table:table-cell table:style-name="ce67" table:formula="of:=([.A42]*[.L42])" office:value-type="currency" office:currency="USD" office:value="5.52">
            <text:p>$5.5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67" office:value-type="currency" office:currency="USD" office:value="0.126">
            <text:p>$0.13</text:p>
          </table:table-cell>
          <table:table-cell table:style-name="ce67" table:formula="of:=([.G45]*[.L45])" office:value-type="currency" office:currency="USD" office:value="2.52">
            <text:p>$2.52</text:p>
          </table:table-cell>
          <table:table-cell table:style-name="ce67" table:formula="of:=([.A45]*[.L45])" office:value-type="currency" office:currency="USD" office:value="1.764">
            <text:p>$1.7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7" office:value-type="string">
            <text:p>If using VR input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>PPC10.0KXCT-ND</text:a></text:p>
          </table:table-cell>
          <table:table-cell table:style-name="ce69" office:value-type="currency" office:currency="USD" office:value="0.23">
            <text:p>$0.23</text:p>
          </table:table-cell>
          <table:table-cell table:style-name="ce69" table:formula="of:=([.G46]*[.L46])" office:value-type="currency" office:currency="USD" office:value="0">
            <text:p>$0.00</text:p>
          </table:table-cell>
          <table:table-cell table:style-name="ce69" table:formula="of:=([.A46]*[.L46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47]*[.L47])" office:value-type="currency" office:currency="USD" office:value="0.28">
            <text:p>$0.28</text:p>
          </table:table-cell>
          <table:table-cell table:style-name="ce67" table:formula="of:=([.A47]*[.L47])" office:value-type="currency" office:currency="USD" office:value="0.14">
            <text:p>$0.1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67" office:value-type="currency" office:currency="USD" office:value="0.126">
            <text:p>$0.13</text:p>
          </table:table-cell>
          <table:table-cell table:style-name="ce67" table:formula="of:=([.G48]*[.L48])" office:value-type="currency" office:currency="USD" office:value="3.15">
            <text:p>$3.15</text:p>
          </table:table-cell>
          <table:table-cell table:style-name="ce67" table:formula="of:=([.A48]*[.L48])" office:value-type="currency" office:currency="USD" office:value="2.268">
            <text:p>$2.27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24" office:value-type="string">
            <text:p><text:a xlink:href="http://search.digikey.com/us/en/products/RNMF14FTC2K40/S2.4KCACT-ND/2617482">S2.4KC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49]*[.L49])" office:value-type="currency" office:currency="USD" office:value="3.5">
            <text:p>$3.50</text:p>
          </table:table-cell>
          <table:table-cell table:style-name="ce67" table:formula="of:=([.A49]*[.L49])" office:value-type="currency" office:currency="USD" office:value="2.24">
            <text:p>$2.2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50]*[.L50])" office:value-type="currency" office:currency="USD" office:value="1.4">
            <text:p>$1.40</text:p>
          </table:table-cell>
          <table:table-cell table:style-name="ce67" table:formula="of:=([.A50]*[.L50])" office:value-type="currency" office:currency="USD" office:value="1.4">
            <text:p>$1.4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7" office:value-type="string">
            <text:p>Not Needed for Hal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1" office:value-type="string">
            <text:p><text:a xlink:href="http://search.digikey.com/us/en/products/ALSR015K000JE12/ALSR1J-5.0K-ND/257101">ALSR1J-5.0K-ND</text:a></text:p>
          </table:table-cell>
          <table:table-cell table:style-name="ce69" office:value-type="currency" office:currency="USD" office:value="1.86">
            <text:p>$1.86</text:p>
          </table:table-cell>
          <table:table-cell table:style-name="ce69" table:formula="of:=([.G51]*[.L51])" office:value-type="currency" office:currency="USD" office:value="0">
            <text:p>$0.00</text:p>
          </table:table-cell>
          <table:table-cell table:style-name="ce69" table:formula="of:=([.H51]*[.L51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4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67" office:value-type="currency" office:currency="USD" office:value="1.29">
            <text:p>$1.29</text:p>
          </table:table-cell>
          <table:table-cell table:style-name="ce67" table:formula="of:=([.G52]*[.L52])" office:value-type="currency" office:currency="USD" office:value="7.74">
            <text:p>$7.74</text:p>
          </table:table-cell>
          <table:table-cell table:style-name="ce67" table:formula="of:=([.A52]*[.L52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8" office:value-type="string">
            <text:p>For Most Sensor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>985-1046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G53]*[.L53])" office:value-type="currency" office:currency="USD" office:value="0">
            <text:p>$0.00</text:p>
          </table:table-cell>
          <table:table-cell table:style-name="ce70" table:formula="of:=([.A53]*[.L53])" office:value-type="currency" office:currency="USD" office:value="0">
            <text:p>$0.00</text:p>
          </table:table-cell>
          <table:table-cell table:style-name="ce77" office:value-type="string">
            <text:p>Good compromise for most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8" office:value-type="string">
            <text:p>For Ford Sensor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>985-1069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G54]*[.L54])" office:value-type="currency" office:currency="USD" office:value="0">
            <text:p>$0.00</text:p>
          </table:table-cell>
          <table:table-cell table:style-name="ce70" table:formula="of:=([.A54]*[.L54])" office:value-type="currency" office:currency="USD" office:value="0">
            <text:p>$0.00</text:p>
          </table:table-cell>
          <table:table-cell table:style-name="ce77" office:value-type="string">
            <text:p>Only purchase if using Ford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8" office:value-type="string">
            <text:p>For MOPAR Sensor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>9.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G55]*[.L55])" office:value-type="currency" office:currency="USD" office:value="0">
            <text:p>$0.00</text:p>
          </table:table-cell>
          <table:table-cell table:style-name="ce70" table:formula="of:=([.A55]*[.L55])" office:value-type="currency" office:currency="USD" office:value="0">
            <text:p>$0.00</text:p>
          </table:table-cell>
          <table:table-cell table:style-name="ce77" office:value-type="string">
            <text:p>Only purchase if using Mopar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G56]*[.L56])" office:value-type="currency" office:currency="USD" office:value="4.37">
            <text:p>$4.37</text:p>
          </table:table-cell>
          <table:table-cell table:style-name="ce67" table:formula="of:=([.A56]*[.L56])" office:value-type="currency" office:currency="USD" office:value="0.437">
            <text:p>$0.4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G57]*[.L57])" office:value-type="currency" office:currency="USD" office:value="4.37">
            <text:p>$4.37</text:p>
          </table:table-cell>
          <table:table-cell table:style-name="ce67" table:formula="of:=([.A57]*[.L57])" office:value-type="currency" office:currency="USD" office:value="0.437">
            <text:p>$0.4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24" office:value-type="string">
            <text:p><text:a xlink:href="http://search.digikey.com/us/en/products/MFR-25FBF-100K/100KXBK-ND/13473">100KXBK-ND</text:a></text:p>
          </table:table-cell>
          <table:table-cell table:style-name="ce67" office:value-type="currency" office:currency="USD" office:value="0.126">
            <text:p>$0.13</text:p>
          </table:table-cell>
          <table:table-cell table:style-name="ce67" table:formula="of:=([.G58]*[.L58])" office:value-type="currency" office:currency="USD" office:value="1.26">
            <text:p>$1.26</text:p>
          </table:table-cell>
          <table:table-cell table:style-name="ce67" table:formula="of:=([.A58]*[.L58])" office:value-type="currency" office:currency="USD" office:value="1.26">
            <text:p>$1.2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2</text:p>
          </table:table-cell>
          <table:table-cell table:style-name="ce4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34"/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F14FTD1M00</text:p>
          </table:table-cell>
          <table:table-cell table:style-name="ce24" office:value-type="string">
            <text:p><text:a xlink:href="http://search.digikey.com/us/en/products/RNF14FTD1M00/RNF14FTD1M00CT-ND/1975201">RNF14FTD1M00CT-ND</text:a></text:p>
          </table:table-cell>
          <table:table-cell table:style-name="ce67" office:value-type="currency" office:currency="USD" office:value="0.15">
            <text:p>$0.15</text:p>
          </table:table-cell>
          <table:table-cell table:style-name="ce67" table:formula="of:=([.G59]*[.L59])" office:value-type="currency" office:currency="USD" office:value="0.3">
            <text:p>$0.30</text:p>
          </table:table-cell>
          <table:table-cell table:style-name="ce67" table:formula="of:=([.A59]*[.L59])" office:value-type="currency" office:currency="USD" office:value="0.15">
            <text:p>$0.15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9"/>
          <table:table-cell table:style-name="ce15"/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6"/>
          <table:table-cell table:style-name="ce2" table:number-columns-repeated="9"/>
          <table:table-cell table:style-name="ce15"/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4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VAL</text:p>
          </table:table-cell>
          <table:table-cell table:style-name="ce56" office:value-type="string">
            <text:p><text:a xlink:href="http://search.digikey.com/us/en/products/MC9S12XDP512VAL/MC9S12XDP512VAL-ND/1167904">MC9S12XDP512VAL-ND</text:a></text:p>
          </table:table-cell>
          <table:table-cell table:style-name="ce67" office:value-type="currency" office:currency="USD" office:value="22.43">
            <text:p>$22.43</text:p>
          </table:table-cell>
          <table:table-cell table:style-name="ce67" table:formula="of:=([.G62]*[.L62])" office:value-type="currency" office:currency="USD" office:value="0">
            <text:p>$0.00</text:p>
          </table:table-cell>
          <table:table-cell table:style-name="ce67" table:formula="of:=([.A62]*[.L62])" office:value-type="currency" office:currency="USD" office:value="22.43">
            <text:p>$22.43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4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67" office:value-type="currency" office:currency="USD" office:value="1.61">
            <text:p>$1.61</text:p>
          </table:table-cell>
          <table:table-cell table:style-name="ce67" table:formula="of:=([.G63]*[.L63])" office:value-type="currency" office:currency="USD" office:value="0">
            <text:p>$0.00</text:p>
          </table:table-cell>
          <table:table-cell table:style-name="ce67" table:formula="of:=([.A63]*[.L63])" office:value-type="currency" office:currency="USD" office:value="3.22">
            <text:p>$3.2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4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24" office:value-type="string">
            <text:p><text:a xlink:href="http://search.digikey.com/us/en/products/MAX9926UAEE%2B/MAX9926UAEE%2B-ND/2062014">MAX9926UAEE+-ND</text:a></text:p>
          </table:table-cell>
          <table:table-cell table:style-name="ce67" office:value-type="currency" office:currency="USD" office:value="3.39">
            <text:p>$3.39</text:p>
          </table:table-cell>
          <table:table-cell table:style-name="ce67" table:formula="of:=([.G64]*[.L64])" office:value-type="currency" office:currency="USD" office:value="0">
            <text:p>$0.00</text:p>
          </table:table-cell>
          <table:table-cell table:style-name="ce67" table:formula="of:=([.A64]*[.L64])" office:value-type="currency" office:currency="USD" office:value="3.39">
            <text:p>$3.3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4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HC86N</text:p>
          </table:table-cell>
          <table:table-cell table:style-name="ce56" office:value-type="string">
            <text:p><text:a xlink:href="http://search.digikey.com/us/en/products/SN74HC86N/296-8375-5-ND/376842">296-8375-5-ND</text:a></text:p>
          </table:table-cell>
          <table:table-cell table:style-name="ce67" office:value-type="currency" office:currency="USD" office:value="0.43">
            <text:p>$0.43</text:p>
          </table:table-cell>
          <table:table-cell table:style-name="ce67" table:formula="of:=([.G65]*[.L65])" office:value-type="currency" office:currency="USD" office:value="0">
            <text:p>$0.00</text:p>
          </table:table-cell>
          <table:table-cell table:style-name="ce67" table:formula="of:=([.A65]*[.L65])" office:value-type="currency" office:currency="USD" office:value="0.43">
            <text:p>$0.43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4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7" office:value-type="currency" office:currency="USD" office:value="15.84">
            <text:p>$15.84</text:p>
          </table:table-cell>
          <table:table-cell table:style-name="ce67" table:formula="of:=([.G66]*[.L66])" office:value-type="currency" office:currency="USD" office:value="0">
            <text:p>$0.00</text:p>
          </table:table-cell>
          <table:table-cell table:style-name="ce67" table:formula="of:=([.A66]*[.L66])" office:value-type="currency" office:currency="USD" office:value="15.84">
            <text:p>$15.8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4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7" office:value-type="currency" office:currency="USD" office:value="4.5">
            <text:p>$4.50</text:p>
          </table:table-cell>
          <table:table-cell table:style-name="ce67" table:formula="of:=([.G67]*[.L67])" office:value-type="currency" office:currency="USD" office:value="0">
            <text:p>$0.00</text:p>
          </table:table-cell>
          <table:table-cell table:style-name="ce67" table:formula="of:=([.A67]*[.L67])" office:value-type="currency" office:currency="USD" office:value="4.5">
            <text:p>$4.5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34" office:value-type="string">
            <text:p>4-S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CEL</text:p>
          </table:table-cell>
          <table:table-cell table:style-name="ce43" office:value-type="string">
            <text:p>PS2911-1-F3-A</text:p>
          </table:table-cell>
          <table:table-cell table:style-name="ce27" office:value-type="string">
            <text:p><text:a xlink:href="http://search.digikey.com/us/en/products/PS2911-1-F3-A/PS2911-1ATR-ND/770596">PS2911-1ATR-ND</text:a></text:p>
          </table:table-cell>
          <table:table-cell table:style-name="ce67" office:value-type="currency" office:currency="USD" office:value="0.644">
            <text:p>$0.64</text:p>
          </table:table-cell>
          <table:table-cell table:style-name="ce67" table:formula="of:=([.G68]*[.L68])" office:value-type="currency" office:currency="USD" office:value="2.576">
            <text:p>$2.58</text:p>
          </table:table-cell>
          <table:table-cell table:style-name="ce67" table:formula="of:=([.A68]*[.L68])" office:value-type="currency" office:currency="USD" office:value="1.288">
            <text:p>$1.2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9"/>
          <table:table-cell table:style-name="ce15"/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6"/>
          <table:table-cell table:style-name="ce2" table:number-columns-repeated="9"/>
          <table:table-cell table:style-name="ce15"/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X1</text:p>
          </table:table-cell>
          <table:table-cell table:style-name="ce25" office:value-type="string">
            <text:p>16.0MHz</text:p>
          </table:table-cell>
          <table:table-cell table:style-name="ce33" office:value-type="string">
            <text:p>CRYSTAL 16.000 MHZ 20PF 49US -10C to 70C</text:p>
          </table:table-cell>
          <table:table-cell table:style-name="ce39" office:value-type="string">
            <text:p>HC-49US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string">
            <text:p>ECS Inc</text:p>
          </table:table-cell>
          <table:table-cell table:style-name="ce47" office:value-type="string">
            <text:p>ECS-160-20-4</text:p>
          </table:table-cell>
          <table:table-cell table:style-name="ce63" office:value-type="string">
            <text:p><text:a xlink:href="http://search.digikey.com/us/en/products/ECS-160-20-4/X176-ND/83017">X176-ND</text:a></text:p>
          </table:table-cell>
          <table:table-cell table:style-name="ce71" office:value-type="currency" office:currency="USD" office:value="0.81">
            <text:p>$0.81</text:p>
          </table:table-cell>
          <table:table-cell table:style-name="ce71" table:formula="of:=([.G71]*[.L71])" office:value-type="currency" office:currency="USD" office:value="0">
            <text:p>$0.00</text:p>
          </table:table-cell>
          <table:table-cell table:style-name="ce71" table:formula="of:=([.A71]*[.L71])" office:value-type="currency" office:currency="USD" office:value="0">
            <text:p>$0.00</text:p>
          </table:table-cell>
          <table:table-cell table:style-name="ce16" office:value-type="string">
            <text:p>Lower Temperature Specification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4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G72]*[.L72])" office:value-type="currency" office:currency="USD" office:value="2.24">
            <text:p>$2.24</text:p>
          </table:table-cell>
          <table:table-cell table:style-name="ce67" table:formula="of:=([.A72]*[.L72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0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Components to Manufacture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54"/>
          <table:table-cell table:style-name="ce74" table:formula="of:=SUM([.N3:.N71])" office:value-type="currency" office:currency="USD" office:value="189.034">
            <text:p>$189.03</text:p>
          </table:table-cell>
          <table:table-cell table:style-name="ce74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Parts I need to order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73" table:formula="of:=SUM([.M3:.M71])" office:value-type="currency" office:currency="USD" office:value="81.436">
            <text:p>$81.44</text:p>
          </table:table-cell>
          <table:table-cell table:style-name="ce74"/>
          <table:table-cell table:style-name="ce74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6"/>
          <table:table-cell table:style-name="ce2" table:number-columns-repeated="2"/>
          <table:table-cell table:style-name="Default"/>
          <table:table-cell table:style-name="ce48"/>
          <table:table-cell table:style-name="ce54"/>
          <table:table-cell table:style-name="ce64"/>
          <table:table-cell table:style-name="ce54" table:number-columns-repeated="2"/>
          <table:table-cell table:style-name="ce64"/>
          <table:table-cell table:style-name="ce78"/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4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7" office:value-type="currency" office:currency="USD" office:value="50">
            <text:p>$50.00</text:p>
          </table:table-cell>
          <table:table-cell table:style-name="ce67" table:formula="of:=([.G76]*[.L76])" office:value-type="currency" office:currency="USD" office:value="0">
            <text:p>$0.00</text:p>
          </table:table-cell>
          <table:table-cell table:style-name="ce67" table:formula="of:=([.A76]*[.L76])" office:value-type="currency" office:currency="USD" office:value="50">
            <text:p>$50.0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7" table:number-columns-repeated="3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4"/>
          <table:table-cell table:style-name="ce4" table:number-columns-repeated="2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8" office:value-type="string">
            <text:p>US Dollars</text:p>
          </table:table-cell>
          <table:table-cell table:style-name="ce67"/>
          <table:table-cell table:style-name="ce75" table:formula="of:=SUM([.N73:.N76])" office:value-type="currency" office:currency="USD" office:value="239.034">
            <text:p>$239.03</text:p>
          </table:table-cell>
          <table:table-cell table:style-name="ce79" office:value-type="string">
            <text:p>Not including shipping or sales tax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9"/>
          <table:table-cell table:style-name="ce15"/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5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M74]/2)-7.92" office:value-type="currency" office:currency="USD" office:value="32.798">
            <text:p>$32.80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M74]/2)+7.92" office:value-type="currency" office:currency="USD" office:value="48.638">
            <text:p>$48.64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7"/>
          <table:table-cell table:style-name="ce5" table:number-columns-repeated="2"/>
          <table:table-cell table:style-name="ce40"/>
          <table:table-cell table:style-name="ce5" table:number-columns-repeated="9"/>
          <table:table-cell table:style-name="ce17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J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21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3T21:49:54</dc:date>
    <meta:editing-cycles>265</meta:editing-cycles>
    <meta:editing-duration>PT38H20M16S</meta:editing-duration>
    <meta:document-statistic meta:table-count="1" meta:cell-count="816" meta:object-count="0"/>
  </office:meta>
</office:document-meta>
</file>